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0C000003BF4656B38A.jpg" manifest:media-type=""/>
  <manifest:file-entry manifest:full-path="Pictures/1000000000000090000000660696AC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651cm" fo:margin-left="-0.012cm" table:align="left" style:writing-mode="lr-tb"/>
    </style:style>
    <style:style style:name="Tabela1.A" style:family="table-column">
      <style:table-column-properties style:column-width="0.676cm"/>
    </style:style>
    <style:style style:name="Tabela1.B" style:family="table-column">
      <style:table-column-properties style:column-width="5.616cm"/>
    </style:style>
    <style:style style:name="Tabela1.C" style:family="table-column">
      <style:table-column-properties style:column-width="3.762cm"/>
    </style:style>
    <style:style style:name="Tabela1.D" style:family="table-column">
      <style:table-column-properties style:column-width="3.792cm"/>
    </style:style>
    <style:style style:name="Tabela1.E" style:family="table-column">
      <style:table-column-properties style:column-width="3.8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language="pt" fo:country="BR" officeooo:paragraph-rsid="000d4112" style:language-asian="zxx" style:country-asian="none"/>
    </style:style>
    <style:style style:name="P2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3pt" fo:language="pt" fo:country="BR" fo:font-weight="bold" style:font-size-asian="13pt" style:font-weight-asian="bold" style:font-size-complex="13pt" style:language-complex="ar" style:country-complex="SA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language="pt" fo:country="BR" style:font-size-asian="13pt" style:font-size-complex="13pt" style:language-complex="ar" style:country-complex="SA"/>
    </style:style>
    <style:style style:name="P5" style:family="paragraph" style:parent-style-name="Table_20_Contents">
      <style:paragraph-properties fo:text-align="center" style:justify-single-word="false"/>
      <style:text-properties fo:font-size="13pt" fo:language="pt" fo:country="BR" officeooo:rsid="0010863d" officeooo:paragraph-rsid="0010863d" style:font-size-asian="13pt" style:font-size-complex="13pt" style:language-complex="ar" style:country-complex="SA"/>
    </style:style>
    <style:style style:name="P6" style:family="paragraph" style:parent-style-name="Table_20_Contents">
      <style:paragraph-properties fo:text-align="center" style:justify-single-word="false"/>
      <style:text-properties fo:font-size="13pt" fo:language="pt" fo:country="BR" officeooo:rsid="0010ccdf" officeooo:paragraph-rsid="0010ccdf" style:font-size-asian="13pt" style:font-size-complex="13pt" style:language-complex="ar" style:country-complex="SA"/>
    </style:style>
    <style:style style:name="P7" style:family="paragraph" style:parent-style-name="Table_20_Heading">
      <style:paragraph-properties fo:line-height="150%" fo:text-align="start" style:justify-single-word="false"/>
      <style:text-properties style:font-name="Times New Roman" fo:font-size="13pt" fo:language="pt" fo:country="BR" officeooo:paragraph-rsid="000b6836" style:font-size-asian="13pt" style:font-size-complex="13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language="pt" fo:country="BR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3pt" fo:language="pt" fo:country="BR" style:font-size-asian="13pt" style:font-size-complex="13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3pt" fo:language="pt" fo:country="BR" style:font-size-asian="13pt" style:font-size-complex="13pt"/>
    </style:style>
    <style:style style:name="P11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3pt" fo:language="pt" fo:country="BR" officeooo:rsid="000c6298" officeooo:paragraph-rsid="0010ccdf" style:font-name-asian="Times New Roman1" style:font-size-asian="13pt" style:font-name-complex="Times New Roman1" style:font-size-complex="13pt" style:language-complex="ar" style:country-complex="SA"/>
    </style:style>
    <style:style style:name="P12" style:family="paragraph" style:parent-style-name="Title">
      <style:paragraph-properties fo:line-height="150%" fo:text-align="end" style:justify-single-word="false"/>
      <style:text-properties style:font-name="Times New Roman" fo:language="pt" fo:country="BR" officeooo:paragraph-rsid="0010863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3pt" fo:language="pt" fo:country="BR" officeooo:paragraph-rsid="0011405c" style:font-size-asian="13pt" style:font-size-complex="13pt"/>
    </style:style>
    <style:style style:name="P14" style:family="paragraph" style:parent-style-name="Title" style:master-page-name="Standard">
      <style:paragraph-properties fo:line-height="150%" fo:text-align="end" style:justify-single-word="false" style:page-number="auto"/>
      <style:text-properties style:font-name="Times New Roman" fo:language="pt" fo:country="BR"/>
    </style:style>
    <style:style style:name="P15" style:family="paragraph" style:parent-style-name="Table_20_Contents">
      <style:paragraph-properties fo:text-align="center" style:justify-single-word="false"/>
      <style:text-properties fo:font-size="13pt" fo:font-weight="bold" officeooo:rsid="0011405c" officeooo:paragraph-rsid="0011405c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3pt" fo:language="pt" fo:country="BR" officeooo:rsid="0010863d" officeooo:paragraph-rsid="0010863d" style:font-size-asian="13pt" style:font-size-complex="13pt" style:language-complex="ar" style:country-complex="SA"/>
    </style:style>
    <style:style style:name="P17" style:family="paragraph" style:parent-style-name="Table_20_Contents">
      <style:paragraph-properties fo:text-align="center" style:justify-single-word="false"/>
      <style:text-properties fo:font-size="13pt" fo:language="pt" fo:country="BR" officeooo:rsid="0010ccdf" officeooo:paragraph-rsid="0010ccdf" style:font-size-asian="13pt" style:font-size-complex="13pt" style:language-complex="ar" style:country-complex="SA"/>
    </style:style>
    <style:style style:name="P18" style:family="paragraph" style:parent-style-name="Table_20_Contents">
      <style:paragraph-properties fo:text-align="center" style:justify-single-word="false"/>
      <style:text-properties fo:font-size="13pt" fo:language="pt" fo:country="BR" style:font-size-asian="13pt" style:font-size-complex="13pt" style:language-complex="ar" style:country-complex="SA"/>
    </style:style>
    <style:style style:name="P19" style:family="paragraph" style:parent-style-name="Table_20_Contents">
      <style:paragraph-properties fo:text-align="center" style:justify-single-word="false"/>
      <style:text-properties fo:font-size="13pt" fo:language="pt" fo:country="BR" officeooo:rsid="0011405c" officeooo:paragraph-rsid="0011405c" style:font-size-asian="13pt" style:font-size-complex="13pt" style:language-complex="ar" style:country-complex="SA"/>
    </style:style>
    <style:style style:name="P20" style:family="paragraph" style:parent-style-name="Table_20_Contents">
      <style:paragraph-properties fo:text-align="center" style:justify-single-word="false"/>
      <style:text-properties fo:font-size="13pt" fo:language="pt" fo:country="BR" officeooo:rsid="0011d68c" officeooo:paragraph-rsid="0011d68c" style:font-size-asian="13pt" style:font-size-complex="13pt" style:language-complex="ar" style:country-complex="SA"/>
    </style:style>
    <style:style style:name="T1" style:family="text">
      <style:text-properties officeooo:rsid="000b6836"/>
    </style:style>
    <style:style style:name="T2" style:family="text">
      <style:text-properties officeooo:rsid="0010ccdf"/>
    </style:style>
    <style:style style:name="T3" style:family="text">
      <style:text-properties fo:color="#000000" style:font-name="Times New Roman" officeooo:rsid="000c6298" style:font-name-asian="Times New Roman1" style:font-name-complex="Times New Roman1"/>
    </style:style>
    <style:style style:name="T4" style:family="text">
      <style:text-properties officeooo:rsid="0011405c"/>
    </style:style>
    <style:style style:name="T5" style:family="text">
      <style:text-properties officeooo:rsid="0011d68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2">RELPREV</text:p>
      <text:p text:style-name="P12">Versão 1.0</text:p>
      <text:p text:style-name="P8"/>
      <text:p text:style-name="P8"/>
      <text:p text:style-name="P9">Projeto: <text:span text:style-name="T1">RELPREV</text:span></text:p>
      <text:p text:style-name="P9">Responsável:<text:tab/><text:span text:style-name="T1">Jonathan da Silva Pereira</text:span><text:tab/><text:tab/><text:tab/><text:tab/><text:tab/>Data: <text:span text:style-name="T1">01/12/2013</text:span></text:p>
      <text:p text:style-name="P9"/>
      <text:p text:style-name="P13"><text:span text:style-name="T4">Controle das Não Conformidades do Processo até Sprint 6.</text:span></text:p>
      <text:p text:style-name="P13"><text:span text:style-name="T4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">Item</text:p>
          </table:table-cell>
          <table:table-cell table:style-name="Tabela1.A1" office:value-type="string">
            <text:p text:style-name="P3">Descrição</text:p>
          </table:table-cell>
          <table:table-cell table:style-name="Tabela1.A1" office:value-type="string">
            <text:p text:style-name="P2">Ação <text:span text:style-name="T4">C</text:span>orretiva</text:p>
          </table:table-cell>
          <table:table-cell table:style-name="Tabela1.A1" office:value-type="string">
            <text:p text:style-name="P15">Redmine</text:p>
          </table:table-cell>
          <table:table-cell table:style-name="Tabela1.E1" office:value-type="string">
            <text:p text:style-name="P15">Status</text:p>
          </table:table-cell>
        </table:table-row>
        <table:table-row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Na definição do processo, não existe a produção do Plano de Gerência de Comunicação</text:p>
          </table:table-cell>
          <table:table-cell table:style-name="Tabela1.A2" office:value-type="string">
            <text:p text:style-name="P5">Incluir nas Saídas do Planejamento o artefato Plano de Gerência de Comunicação</text:p>
          </table:table-cell>
          <table:table-cell table:style-name="Tabela1.A2" office:value-type="string">
            <text:p text:style-name="P19">#276</text:p>
          </table:table-cell>
          <table:table-cell table:style-name="Tabela1.E2" office:value-type="string">
            <text:p text:style-name="P19">Concluída</text:p>
          </table:table-cell>
        </table:table-row>
        <table:table-row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5">Não foi encontrado o Termo de Aber<text:span text:style-name="T4">t</text:span>ura do Projeto</text:p>
          </table:table-cell>
          <table:table-cell table:style-name="Tabela1.A2" office:value-type="string">
            <text:p text:style-name="P5">Escrever o Termo de Abertura do Projeto</text:p>
          </table:table-cell>
          <table:table-cell table:style-name="Tabela1.A2" office:value-type="string">
            <text:p text:style-name="P19">#273</text:p>
          </table:table-cell>
          <table:table-cell table:style-name="Tabela1.E2" office:value-type="string">
            <text:p text:style-name="P19">Em Andamento</text:p>
          </table:table-cell>
        </table:table-row>
        <table:table-row>
          <table:table-cell table:style-name="Tabela1.A2" office:value-type="string">
            <text:p text:style-name="P20">3</text:p>
          </table:table-cell>
          <table:table-cell table:style-name="Tabela1.A2" office:value-type="string">
            <text:p text:style-name="P5">Não foi encontrado a Definição de Custos do Projeto</text:p>
          </table:table-cell>
          <table:table-cell table:style-name="Tabela1.A2" office:value-type="string">
            <text:p text:style-name="P5">Disponibilizar documento contendo os custos do projeto.</text:p>
          </table:table-cell>
          <table:table-cell table:style-name="Tabela1.A2" office:value-type="string">
            <text:p text:style-name="P19">#277</text:p>
          </table:table-cell>
          <table:table-cell table:style-name="Tabela1.E2" office:value-type="string">
            <text:p text:style-name="P19">Concluída</text:p>
          </table:table-cell>
        </table:table-row>
        <table:table-row>
          <table:table-cell table:style-name="Tabela1.A2" office:value-type="string">
            <text:p text:style-name="P20">4</text:p>
          </table:table-cell>
          <table:table-cell table:style-name="Tabela1.A2" office:value-type="string">
            <text:p text:style-name="P5">Não foi encontrado documento com a Análise de Viabilidade</text:p>
          </table:table-cell>
          <table:table-cell table:style-name="Tabela1.A2" office:value-type="string">
            <text:p text:style-name="P5">Criar documento com a Análise de Viabilidade do Projeto.</text:p>
          </table:table-cell>
          <table:table-cell table:style-name="Tabela1.A2" office:value-type="string">
            <text:p text:style-name="P19">#275</text:p>
          </table:table-cell>
          <table:table-cell table:style-name="Tabela1.E2" office:value-type="string">
            <text:p text:style-name="P19">Aberta</text:p>
          </table:table-cell>
        </table:table-row>
        <table:table-row>
          <table:table-cell table:style-name="Tabela1.A2" office:value-type="string">
            <text:p text:style-name="P20">5</text:p>
          </table:table-cell>
          <table:table-cell table:style-name="Tabela1.A2" office:value-type="string">
            <text:p text:style-name="P6">Não foi encontrado documento contendo Matriz <text:soft-page-break/>de Rastreabilidade</text:p>
          </table:table-cell>
          <table:table-cell table:style-name="Tabela1.A2" office:value-type="string">
            <text:p text:style-name="P6">Definir Matriz de Rastreabilidade</text:p>
          </table:table-cell>
          <table:table-cell table:style-name="Tabela1.A2" office:value-type="string">
            <text:p text:style-name="P19">#274</text:p>
          </table:table-cell>
          <table:table-cell table:style-name="Tabela1.E2" office:value-type="string">
            <text:p text:style-name="P19">Concluída</text:p>
          </table:table-cell>
        </table:table-row>
        <table:table-row>
          <table:table-cell table:style-name="Tabela1.A2" office:value-type="string">
            <text:p text:style-name="P20">6</text:p>
          </table:table-cell>
          <table:table-cell table:style-name="Tabela1.A2" office:value-type="string">
            <text:p text:style-name="P6">Não foram encontrados os casos de uso</text:p>
          </table:table-cell>
          <table:table-cell table:style-name="Tabela1.A2" office:value-type="string">
            <text:p text:style-name="P6">Definir Casos de Uso</text:p>
          </table:table-cell>
          <table:table-cell table:style-name="Tabela1.A2" office:value-type="string">
            <text:p text:style-name="P19">#280</text:p>
          </table:table-cell>
          <table:table-cell table:style-name="Tabela1.E2" office:value-type="string">
            <text:p text:style-name="P19">Concluída</text:p>
          </table:table-cell>
        </table:table-row>
        <table:table-row>
          <table:table-cell table:style-name="Tabela1.A2" office:value-type="string">
            <text:p text:style-name="P20">7</text:p>
          </table:table-cell>
          <table:table-cell table:style-name="Tabela1.A2" office:value-type="string">
            <text:p text:style-name="P6">Não foram encontrados os Casos de Testes Funcionais</text:p>
          </table:table-cell>
          <table:table-cell table:style-name="Tabela1.A2" office:value-type="string">
            <text:p text:style-name="P6">Definir Casos de Testes Funcionais</text:p>
          </table:table-cell>
          <table:table-cell table:style-name="Tabela1.A2" office:value-type="string">
            <text:p text:style-name="P19">#282</text:p>
          </table:table-cell>
          <table:table-cell table:style-name="Tabela1.E2" office:value-type="string">
            <text:p text:style-name="P19">Concluída</text:p>
          </table:table-cell>
        </table:table-row>
        <table:table-row>
          <table:table-cell table:style-name="Tabela1.A2" office:value-type="string">
            <text:p text:style-name="P20">8</text:p>
          </table:table-cell>
          <table:table-cell table:style-name="Tabela1.A2" office:value-type="string">
            <text:p text:style-name="P11"><text:span text:style-name="T2">Não foi encontrado o </text:span>Modelo de Dados</text:p>
          </table:table-cell>
          <table:table-cell table:style-name="Tabela1.A2" office:value-type="string">
            <text:p text:style-name="P6">Definir <text:span text:style-name="T3">Modelo de Dados</text:span></text:p>
          </table:table-cell>
          <table:table-cell table:style-name="Tabela1.A2" office:value-type="string">
            <text:p text:style-name="P19">#281</text:p>
          </table:table-cell>
          <table:table-cell table:style-name="Tabela1.E2" office:value-type="string">
            <text:p text:style-name="P19">Concluída</text:p>
          </table:table-cell>
        </table:table-row>
        <table:table-row>
          <table:table-cell table:style-name="Tabela1.A2" office:value-type="string">
            <text:p text:style-name="P20">9</text:p>
          </table:table-cell>
          <table:table-cell table:style-name="Tabela1.A2" office:value-type="string">
            <text:p text:style-name="P6">Não foram encontrados os Casos de Testes Funcionais</text:p>
          </table:table-cell>
          <table:table-cell table:style-name="Tabela1.A2" office:value-type="string">
            <text:p text:style-name="P6">Definir os Casos de Testes Funcionais</text:p>
          </table:table-cell>
          <table:table-cell table:style-name="Tabela1.A2" office:value-type="string">
            <text:p text:style-name="P19">#282</text:p>
          </table:table-cell>
          <table:table-cell table:style-name="Tabela1.E2" office:value-type="string">
            <text:p text:style-name="P19">Aberta</text:p>
          </table:table-cell>
        </table:table-row>
        <table:table-row>
          <table:table-cell table:style-name="Tabela1.A2" office:value-type="string">
            <text:p text:style-name="P6">1<text:span text:style-name="T5">0</text:span></text:p>
          </table:table-cell>
          <table:table-cell table:style-name="Tabela1.A2" office:value-type="string">
            <text:p text:style-name="P6">Nenhum Relatório de Testes encontrado</text:p>
          </table:table-cell>
          <table:table-cell table:style-name="Tabela1.A2" office:value-type="string">
            <text:p text:style-name="P6">Disponibilizar os Relatórios relativos aos testes aplicados</text:p>
          </table:table-cell>
          <table:table-cell table:style-name="Tabela1.A2" office:value-type="string">
            <text:p text:style-name="P19">#283</text:p>
          </table:table-cell>
          <table:table-cell table:style-name="Tabela1.E2" office:value-type="string">
            <text:p text:style-name="P19">Aberta</text:p>
          </table:table-cell>
        </table:table-row>
        <table:table-row>
          <table:table-cell table:style-name="Tabela1.A2" office:value-type="string">
            <text:p text:style-name="P6">1<text:span text:style-name="T5">1</text:span></text:p>
          </table:table-cell>
          <table:table-cell table:style-name="Tabela1.A2" office:value-type="string">
            <text:p text:style-name="P6">Não existe o controle de mudanças</text:p>
          </table:table-cell>
          <table:table-cell table:style-name="Tabela1.A2" office:value-type="string">
            <text:p text:style-name="P6">Controlar Mudanças</text:p>
          </table:table-cell>
          <table:table-cell table:style-name="Tabela1.A2" office:value-type="string">
            <text:p text:style-name="P6"/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>1<text:span text:style-name="T5">2</text:span></text:p>
          </table:table-cell>
          <table:table-cell table:style-name="Tabela1.A2" office:value-type="string">
            <text:p text:style-name="P6">Não foi encontrado Logs de Defeito de Validação</text:p>
          </table:table-cell>
          <table:table-cell table:style-name="Tabela1.A2" office:value-type="string">
            <text:p text:style-name="P6">Disponibilizar os Logs de Defeitos</text:p>
          </table:table-cell>
          <table:table-cell table:style-name="Tabela1.A2" office:value-type="string">
            <text:p text:style-name="P19">#278</text:p>
          </table:table-cell>
          <table:table-cell table:style-name="Tabela1.E2" office:value-type="string">
            <text:p text:style-name="P19">Concluída</text:p>
          </table:table-cell>
        </table:table-row>
        <table:table-row>
          <table:table-cell table:style-name="Tabela1.A2" office:value-type="string">
            <text:p text:style-name="P6">1<text:span text:style-name="T5">3</text:span></text:p>
          </table:table-cell>
          <table:table-cell table:style-name="Tabela1.A2" office:value-type="string">
            <text:p text:style-name="P6">Não foram encontrados os relatórios de medição</text:p>
          </table:table-cell>
          <table:table-cell table:style-name="Tabela1.A2" office:value-type="string">
            <text:p text:style-name="P6">Disponibilizar os Relatórios de Medição</text:p>
          </table:table-cell>
          <table:table-cell table:style-name="Tabela1.A2" office:value-type="string">
            <text:p text:style-name="P19">#279</text:p>
          </table:table-cell>
          <table:table-cell table:style-name="Tabela1.E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E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E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E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E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E2" office:value-type="string">
            <text:p text:style-name="P4"/>
          </table:table-cell>
        </table:table-row>
      </table:table>
      <text:p text:style-name="P10"/>
      <text:p text:style-name="P10"/>
      <text:p text:style-name="P7">Aprovador po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text-autospace="non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hyphenation-ladder-count="no-limit" fo:text-indent="0cm" style:auto-text-indent="false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size-complex="18pt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/>
      <style:text-properties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Bullet1" style:family="paragraph" style:parent-style-name="Standard">
      <style:paragraph-properties fo:margin-left="1.27cm" fo:margin-right="0cm" fo:hyphenation-ladder-count="no-limit" fo:text-indent="-0.762cm" style:auto-text-indent="false"/>
      <style:text-properties fo:hyphenate="false" fo:hyphenation-remain-char-count="2" fo:hyphenation-push-char-count="2"/>
    </style:style>
    <style:style style:name="Bullet2" style:family="paragraph" style:parent-style-name="Standard">
      <style:paragraph-properties fo:margin-left="2.54cm" fo:margin-right="0cm" fo:hyphenation-ladder-count="no-limit" fo:text-indent="-0.635cm" style:auto-text-indent="false"/>
      <style:text-properties fo:color="#000080" fo:hyphenate="false" fo:hyphenation-remain-char-count="2" fo:hyphenation-push-char-count="2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 fo:hyphenation-remain-char-count="2" fo:hyphenation-push-char-count="2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/>
      <style:text-properties fo:font-size="8pt" style:font-size-asian="8pt" style:font-size-complex="8pt" fo:hyphenate="false" fo:hyphenation-remain-char-count="2" fo:hyphenation-push-char-count="2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size-complex="16pt" style:font-weight-complex="bold" fo:hyphenate="false" fo:hyphenation-remain-char-count="2" fo:hyphenation-push-char-count="2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 fo:hyphenate="false" fo:hyphenation-remain-char-count="2" fo:hyphenation-push-char-count="2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Bullet" style:family="paragraph" style:parent-style-name="Standard" style:list-style-name="WW8Num5">
      <style:paragraph-properties fo:margin-left="0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/>
      <style:text-properties fo:font-size="11pt" fo:language="pt" fo:country="BR" style:font-size-asian="11pt" style:font-size-complex="11pt" style:font-style-complex="italic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2" fo:widows="2" style:vertical-align="baseline"/>
      <style:text-properties style:use-window-font-color="true" style:font-name="Times New Roman" fo:font-family="'Times New Roman'" style:font-family-generic="roman" style:font-pitch="variable" fo:font-size="10pt" fo:language="pt" fo:country="BR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line-height="100%" fo:text-align="start" style:justify-single-word="false" fo:hyphenation-ladder-count="no-limit" style:vertical-align="auto" style:writing-mode="page"/>
      <style:text-properties fo:color="#000000" style:font-name="Times New Roman1" fo:font-family="'Times New Roman', 'Times New Roman'" style:font-family-generic="roman" fo:font-size="12pt" fo:language="pt" fo:country="BR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0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3z0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4z0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58%" fo:font-size="10pt" style:font-size-asian="10pt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>
      <style:text-properties fo:color="#808080" style:font-name="Courier New" fo:font-family="'Courier New'" style:font-family-generic="modern"/>
    </style:style>
    <style:style style:name="tw4winInternal" style:family="text">
      <style:text-properties fo:color="#ff0000" style:font-name="Courier New" fo:font-family="'Courier New'" style:font-family-generic="modern"/>
    </style:style>
    <style:style style:name="tw4winMark" style:family="text">
      <style:text-properties fo:color="#800080" style:text-position="sub 58%" style:font-name="Courier New" fo:font-family="'Courier New'" style:font-family-generic="modern" fo:font-size="12pt" style:font-size-asian="12pt" style:font-size-complex="12pt" text:display="none"/>
    </style:style>
    <style:style style:name="tw4winError" style:family="text">
      <style:text-properties fo:color="#00ff00" style:font-name="Courier New" fo:font-family="'Courier New'" style:font-family-generic="modern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modern"/>
    </style:style>
    <style:style style:name="tw4winJump" style:family="text">
      <style:text-properties fo:color="#008080" style:font-name="Courier New" fo:font-family="'Courier New'" style:font-family-generic="modern"/>
    </style:style>
    <style:style style:name="DO_5f_NOT_5f_TRANSLATE" style:display-name="DO_NOT_TRANSLATE" style:family="text">
      <style:text-properties fo:color="#800000" style:font-name="Courier New" fo:font-family="'Courier New'" style:font-family-generic="modern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>
      <style:text-properties fo:language="en" fo:country="U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1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1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1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1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1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1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3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3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3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3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3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3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3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3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4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4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4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4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4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4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4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4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 officeooo:paragraph-rsid="000d4112" style:language-asian="zxx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 style:next-style-name="Converter_20_1">
      <style:header>
        <text:p text:style-name="MP1"><draw:frame draw:style-name="Mfr1" draw:name="Imagem 4" text:anchor-type="as-char" svg:width="3.207cm" svg:height="2.263cm" draw:z-index="1"><draw:image xlink:href="Pictures/1000000000000090000000660696ACE8.png" xlink:type="simple" xlink:show="embed" xlink:actuate="onLoad"/></draw:frame><draw:frame draw:style-name="Mfr2" draw:name="Imagem 0" text:anchor-type="char" svg:x="-0.903cm" svg:y="0.138cm" svg:width="6.708cm" svg:height="2.288cm" draw:z-index="0"><draw:image xlink:href="Pictures/1000000000000B0C000003BF4656B38A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Arquitetura de Software</dc:title>
    <dc:subject>&lt;Nome do Projeto&gt;</dc:subject>
    <meta:initial-creator>Thais Cardoso Moura de Souza</meta:initial-creator>
    <meta:creation-date>2013-10-07T15:26:00</meta:creation-date>
    <dc:date>2013-12-05T12:35:55.181000000</dc:date>
    <meta:editing-cycles>11</meta:editing-cycles>
    <meta:editing-duration>PT3H7M59S</meta:editing-duration>
    <meta:generator>LibreOffice/4.1.3.2$Windows_x86 LibreOffice_project/70feb7d99726f064edab4605a8ab840c50ec57a</meta:generator>
    <meta:document-statistic meta:table-count="1" meta:image-count="2" meta:object-count="0" meta:page-count="2" meta:paragraph-count="74" meta:word-count="248" meta:character-count="1527" meta:non-whitespace-character-count="1347"/>
    <meta:user-defined meta:name="Company Name">Objectives</meta:user-defined>
  </office:meta>
</office:document-meta>
</file>